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="Arrow" draw:marker-start-width="0.661cm" draw:marker-end="" draw:marker-end-width="0.762cm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eb613d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stroke="dash" draw:stroke-dash="Dashed_20__28_var_29_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="Arrow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9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text-position="sub 58%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text-position="0% 100%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88cm" svg:y1="3.302cm" svg:x2="5.588cm" svg:y2="17.018cm">
          <text:p/>
        </draw:line>
        <draw:line draw:style-name="gr2" draw:text-style-name="P1" draw:layer="layout" svg:x1="5.588cm" svg:y1="17.018cm" svg:x2="22.352cm" svg:y2="17.018cm">
          <text:p/>
        </draw:line>
        <draw:path draw:style-name="gr3" draw:text-style-name="P1" draw:layer="layout" svg:width="19.96cm" svg:height="5.08cm" draw:transform="skewX (7.34640573125231E-017) rotate (0.482583538176432) translate (4.826cm 12.192cm)" svg:viewBox="0 0 19961 5081" svg:d="M0 0c6021 0 8260 7768 12193 4094 3932-3675 7768-2239 7768-2239">
          <text:p/>
        </draw:path>
        <draw:line draw:style-name="gr4" draw:text-style-name="P1" draw:layer="layout" svg:x1="7.874cm" svg:y1="11.43cm" svg:x2="7.874cm" svg:y2="17.018cm">
          <text:p/>
        </draw:line>
        <draw:line draw:style-name="gr4" draw:text-style-name="P1" draw:layer="layout" svg:x1="10.074cm" svg:y1="11.684cm" svg:x2="10.074cm" svg:y2="17.018cm">
          <text:p/>
        </draw:line>
        <draw:line draw:style-name="gr4" draw:text-style-name="P1" draw:layer="layout" svg:x1="12.374cm" svg:y1="11.938cm" svg:x2="12.374cm" svg:y2="17.018cm">
          <text:p/>
        </draw:line>
        <draw:line draw:style-name="gr4" draw:text-style-name="P1" draw:layer="layout" svg:x1="14.474cm" svg:y1="12.324cm" svg:x2="14.474cm" svg:y2="17.018cm">
          <text:p/>
        </draw:line>
        <draw:line draw:style-name="gr4" draw:text-style-name="P1" draw:layer="layout" svg:x1="16.672cm" svg:y1="11.684cm" svg:x2="16.674cm" svg:y2="17.018cm">
          <text:p/>
        </draw:line>
        <draw:line draw:style-name="gr4" draw:text-style-name="P1" draw:layer="layout" svg:x1="18.812cm" svg:y1="7.62cm" svg:x2="18.874cm" svg:y2="17.018cm">
          <text:p/>
        </draw:line>
        <draw:line draw:style-name="gr5" draw:text-style-name="P1" draw:layer="layout" svg:x1="7.874cm" svg:y1="13.716cm" svg:x2="10.074cm" svg:y2="13.716cm">
          <text:p/>
        </draw:line>
        <draw:frame draw:style-name="gr6" draw:text-style-name="P2" draw:layer="layout" svg:width="1.27cm" svg:height="1.918cm" svg:x="8.382cm" svg:y="12.306cm">
          <draw:text-box>
            <text:p><text:span text:style-name="T1">h</text:span></text:p>
          </draw:text-box>
        </draw:frame>
        <draw:line draw:style-name="gr5" draw:text-style-name="P1" draw:layer="layout" svg:x1="10.174cm" svg:y1="13.716cm" svg:x2="12.374cm" svg:y2="13.716cm">
          <text:p/>
        </draw:line>
        <draw:frame draw:style-name="gr6" draw:text-style-name="P2" draw:layer="layout" svg:width="1.27cm" svg:height="1.918cm" svg:x="10.682cm" svg:y="12.306cm">
          <draw:text-box>
            <text:p><text:span text:style-name="T1">h</text:span></text:p>
          </draw:text-box>
        </draw:frame>
        <draw:line draw:style-name="gr5" draw:text-style-name="P1" draw:layer="layout" svg:x1="12.374cm" svg:y1="13.716cm" svg:x2="14.574cm" svg:y2="13.716cm">
          <text:p/>
        </draw:line>
        <draw:frame draw:style-name="gr6" draw:text-style-name="P2" draw:layer="layout" svg:width="1.27cm" svg:height="1.918cm" svg:x="12.882cm" svg:y="12.306cm">
          <draw:text-box>
            <text:p><text:span text:style-name="T1">h</text:span></text:p>
          </draw:text-box>
        </draw:frame>
        <draw:line draw:style-name="gr5" draw:text-style-name="P1" draw:layer="layout" svg:x1="14.474cm" svg:y1="13.716cm" svg:x2="16.674cm" svg:y2="13.716cm">
          <text:p/>
        </draw:line>
        <draw:frame draw:style-name="gr6" draw:text-style-name="P2" draw:layer="layout" svg:width="1.27cm" svg:height="1.918cm" svg:x="14.982cm" svg:y="12.306cm">
          <draw:text-box>
            <text:p><text:span text:style-name="T1">h</text:span></text:p>
          </draw:text-box>
        </draw:frame>
        <draw:line draw:style-name="gr5" draw:text-style-name="P1" draw:layer="layout" svg:x1="16.674cm" svg:y1="13.716cm" svg:x2="18.874cm" svg:y2="13.716cm">
          <text:p/>
        </draw:line>
        <draw:frame draw:style-name="gr6" draw:text-style-name="P2" draw:layer="layout" svg:width="1.27cm" svg:height="1.918cm" svg:x="17.182cm" svg:y="12.306cm">
          <draw:text-box>
            <text:p><text:span text:style-name="T1">h</text:span></text:p>
          </draw:text-box>
        </draw:frame>
        <draw:frame draw:style-name="gr7" draw:text-style-name="P2" draw:layer="layout" svg:width="1.524cm" svg:height="1.68cm" svg:x="7.498cm" svg:y="17.1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1.524cm" svg:height="1.68cm" svg:x="9.498cm" svg:y="17.126cm">
          <draw:text-box>
            <text:p><text:span text:style-name="T1">t</text:span><text:span text:style-name="T2">2</text:span></text:p>
          </draw:text-box>
        </draw:frame>
        <draw:frame draw:style-name="gr7" draw:text-style-name="P2" draw:layer="layout" svg:width="1.524cm" svg:height="1.68cm" svg:x="11.898cm" svg:y="17.126cm">
          <draw:text-box>
            <text:p><text:span text:style-name="T1">t</text:span><text:span text:style-name="T2">3</text:span></text:p>
          </draw:text-box>
        </draw:frame>
        <draw:frame draw:style-name="gr7" draw:text-style-name="P2" draw:layer="layout" svg:width="1.524cm" svg:height="1.68cm" svg:x="13.998cm" svg:y="17.126cm">
          <draw:text-box>
            <text:p><text:span text:style-name="T1">t</text:span><text:span text:style-name="T2">4</text:span></text:p>
          </draw:text-box>
        </draw:frame>
        <draw:frame draw:style-name="gr7" draw:text-style-name="P2" draw:layer="layout" svg:width="1.524cm" svg:height="1.68cm" svg:x="16.098cm" svg:y="17.126cm">
          <draw:text-box>
            <text:p><text:span text:style-name="T1">t</text:span><text:span text:style-name="T2">5</text:span></text:p>
          </draw:text-box>
        </draw:frame>
        <draw:frame draw:style-name="gr7" draw:text-style-name="P2" draw:layer="layout" svg:width="1.524cm" svg:height="1.68cm" svg:x="18.398cm" svg:y="17.126cm">
          <draw:text-box>
            <text:p><text:span text:style-name="T1">t</text:span><text:span text:style-name="T2">6</text:span></text:p>
          </draw:text-box>
        </draw:frame>
        <draw:frame draw:style-name="gr7" draw:text-style-name="P3" draw:layer="layout" svg:width="4.064cm" svg:height="1.517cm" svg:x="20.066cm" svg:y="3.309cm">
          <draw:text-box>
            <text:p><text:span text:style-name="T3">x(t)</text:span></text:p>
          </draw:text-box>
        </draw:frame>
        <draw:frame draw:style-name="gr7" draw:text-style-name="P3" draw:layer="layout" svg:width="4.064cm" svg:height="1.517cm" svg:x="4.166cm" svg:y="3.31cm">
          <draw:text-box>
            <text:p><text:span text:style-name="T3">x</text:span></text:p>
          </draw:text-box>
        </draw:frame>
        <draw:frame draw:style-name="gr8" draw:text-style-name="P2" draw:layer="layout" svg:width="1.524cm" svg:height="1.356cm" svg:x="21.998cm" svg:y="17.018cm">
          <draw:text-box>
            <text:p><text:span text:style-name="T1">t</text:span></text:p>
          </draw:text-box>
        </draw:frame>
        <draw:frame draw:style-name="gr7" draw:text-style-name="P5" draw:layer="layout" svg:width="2.408cm" svg:height="1.481cm" svg:x="6.858cm" svg:y="9.758cm">
          <draw:text-box>
            <text:p text:style-name="P4"><text:span text:style-name="T4">x(t</text:span><text:span text:style-name="T5">1</text:span><text:span text:style-name="T6">)</text:span></text:p>
          </draw:text-box>
        </draw:frame>
        <draw:frame draw:style-name="gr7" draw:text-style-name="P5" draw:layer="layout" svg:width="2.408cm" svg:height="1.481cm" svg:x="9.158cm" svg:y="10.058cm">
          <draw:text-box>
            <text:p text:style-name="P4"><text:span text:style-name="T4">x(t</text:span><text:span text:style-name="T5">2</text:span><text:span text:style-name="T6">)</text:span></text:p>
          </draw:text-box>
        </draw:frame>
        <draw:frame draw:style-name="gr7" draw:text-style-name="P5" draw:layer="layout" svg:width="2.408cm" svg:height="1.481cm" svg:x="11.658cm" svg:y="10.658cm">
          <draw:text-box>
            <text:p text:style-name="P4"><text:span text:style-name="T4">x(t</text:span><text:span text:style-name="T5">3</text:span><text:span text:style-name="T6">)</text:span></text:p>
          </draw:text-box>
        </draw:frame>
        <draw:frame draw:style-name="gr7" draw:text-style-name="P5" draw:layer="layout" svg:width="2.408cm" svg:height="1.481cm" svg:x="13.658cm" svg:y="10.758cm">
          <draw:text-box>
            <text:p text:style-name="P4"><text:span text:style-name="T4">x(t</text:span><text:span text:style-name="T5">4</text:span><text:span text:style-name="T6">)</text:span></text:p>
          </draw:text-box>
        </draw:frame>
        <draw:frame draw:style-name="gr7" draw:text-style-name="P5" draw:layer="layout" svg:width="2.408cm" svg:height="1.481cm" svg:x="15.358cm" svg:y="9.858cm">
          <draw:text-box>
            <text:p text:style-name="P4"><text:span text:style-name="T4">x(t</text:span><text:span text:style-name="T5">5</text:span><text:span text:style-name="T6">)</text:span></text:p>
          </draw:text-box>
        </draw:frame>
        <draw:frame draw:style-name="gr7" draw:text-style-name="P5" draw:layer="layout" svg:width="2.408cm" svg:height="1.481cm" svg:x="17.058cm" svg:y="6.158cm">
          <draw:text-box>
            <text:p text:style-name="P4"><text:span text:style-name="T4">x(t</text:span><text:span text:style-name="T5">6</text:span><text:span text:style-name="T6">)</text:span></text:p>
          </draw:text-box>
        </draw:frame>
        <draw:custom-shape draw:style-name="gr9" draw:text-style-name="P1" draw:layer="layout" svg:width="0.508cm" svg:height="0.508cm" svg:x="7.6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9.821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12.121cm" svg:y="11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14.221cm" svg:y="1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16.421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18.621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eme </meta:initial-creator>
    <meta:creation-date>2018-08-03T15:04:57.630439704</meta:creation-date>
    <dc:date>2018-08-03T15:20:34.390859095</dc:date>
    <dc:creator>Graeme </dc:creator>
    <meta:editing-duration>P0D</meta:editing-duration>
    <meta:editing-cycles>2</meta:editing-cycles>
    <meta:generator>LibreOffice/4.2.8.2$Linux_X86_64 LibreOffice_project/420m0$Build-2</meta:generator>
    <meta:document-statistic meta:object-count="63"/>
  </office:meta>
</office:document-meta>
</file>